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1d0e"/>
    </style:style>
    <style:style style:name="P2" style:family="paragraph" style:parent-style-name="Standard">
      <style:text-properties officeooo:rsid="00076778" officeooo:paragraph-rsid="000767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)</text:p>
      <text:p text:style-name="P1">Sailors(sid: integer, sname: string, rating: integer, age: real);</text:p>
      <text:p text:style-name="Standard">Boats(bid: integer, bname: string, color: string);</text:p>
      <text:p text:style-name="Standard">Reserves(sid: integer, bid: integer, day: date).</text:p>
      <text:p text:style-name="Standard"/>
      <text:p text:style-name="Standard"/>
      <text:p text:style-name="P2">Sailors table</text:p>
      <text:p text:style-name="P2"/>
      <text:p text:style-name="P2"><text:s/>create table sailors (sid integer primary key,sname varchar(50),rating integer,age real );</text:p>
      <text:p text:style-name="P2">Query OK, 0 rows affected (0.11 sec)</text:p>
      <text:p text:style-name="P2"/>
      <text:p text:style-name="P2">boats </text:p>
      <text:p text:style-name="P2"/>
      <text:p text:style-name="P2"><text:s/>create table boats (bid integer primary key,bname varchar(50),color varchar(50));</text:p>
      <text:p text:style-name="P2">Query OK, 0 rows affected (0.09 sec)</text:p>
      <text:p text:style-name="P2"/>
      <text:p text:style-name="P2">reserves </text:p>
      <text:p text:style-name="P2"/>
      <text:p text:style-name="P2">create table reserves (sid integer,bid integer,day date,foreign key(sid)</text:p>
      <text:p text:style-name="P2">references sailors(sid),foreign key(bid) references boats(bid));</text:p>
      <text:p text:style-name="P2">Query OK, 0 rows affected (0.15 sec)</text:p>
      <text:p text:style-name="P2"/>
      <text:p text:style-name="P2"/>
      <text:p text:style-name="P2"/>
      <text:p text:style-name="P2">a) Count the number of distinct boat colors:</text:p>
      <text:p text:style-name="P2"/>
      <text:p text:style-name="P2"/>
      <text:p text:style-name="P2">ysql&gt; select count(distinct color)from boats;</text:p>
      <text:p text:style-name="P2">+-----------------------+</text:p>
      <text:p text:style-name="P2">| count(distinct color) |</text:p>
      <text:p text:style-name="P2">+-----------------------+</text:p>
      <text:p text:style-name="P2">| <text:s text:c="20"/>3 |</text:p>
      <text:p text:style-name="P2">+-----------------------+</text:p>
      <text:p text:style-name="P2">1 row in set (0.00 sec)</text:p>
      <text:p text:style-name="P2"/>
      <text:p text:style-name="P2"/>
      <text:p text:style-name="P2"/>
      <text:p text:style-name="P2">b) Find all information of sailors who have reserved boat number 101.</text:p>
      <text:p text:style-name="P2"/>
      <text:p text:style-name="P2"/>
      <text:p text:style-name="P2">mysql&gt; select * from sailors where sid in(select sid from reserves where bid=101);</text:p>
      <text:p text:style-name="P2">+-----+---------+--------+------+</text:p>
      <text:p text:style-name="P2">| sid | sname <text:s text:c="2"/>| rating | age <text:s/>|</text:p>
      <text:p text:style-name="P2">+-----+---------+--------+------+</text:p>
      <text:p text:style-name="P2">| <text:s/>22 | Dustin <text:s/>| <text:s text:c="5"/>7 | <text:s text:c="2"/>45 |</text:p>
      <text:p text:style-name="P2">| <text:s/>64 | Horatio | <text:s text:c="5"/>7 | <text:s text:c="2"/>35 |</text:p>
      <text:p text:style-name="P2">+-----+---------+--------+------+</text:p>
      <text:p text:style-name="P2">2 rows in set (0.00 sec)</text:p>
      <text:p text:style-name="P2"/>
      <text:p text:style-name="P2"/>
      <text:p text:style-name="P2"/>
      <text:p text:style-name="P2"/>
      <text:p text:style-name="P2"><text:soft-page-break/></text:p>
      <text:p text:style-name="P2">c) Find names of sailors who have reserved at least one boat.</text:p>
      <text:p text:style-name="P2"/>
      <text:p text:style-name="P2"/>
      <text:p text:style-name="P2"/>
      <text:p text:style-name="P2">mysql&gt; select sname from sailors s,reserves r where s.sid=r.sid;</text:p>
      <text:p text:style-name="P2">+---------+</text:p>
      <text:p text:style-name="P2">| sname <text:s text:c="2"/>|</text:p>
      <text:p text:style-name="P2">+---------+</text:p>
      <text:p text:style-name="P2">| Dustin <text:s/>|</text:p>
      <text:p text:style-name="P2">| Dustin <text:s/>|</text:p>
      <text:p text:style-name="P2">| Dustin <text:s/>|</text:p>
      <text:p text:style-name="P2">| Dustin <text:s/>|</text:p>
      <text:p text:style-name="P2">| Lubber <text:s/>|</text:p>
      <text:p text:style-name="P2">| Lubber <text:s/>|</text:p>
      <text:p text:style-name="P2">| Lubber <text:s/>|</text:p>
      <text:p text:style-name="P2">| Horatio |</text:p>
      <text:p text:style-name="P2">| Horatio |</text:p>
      <text:p text:style-name="P2">| Horatia |</text:p>
      <text:p text:style-name="P2">+---------+</text:p>
      <text:p text:style-name="P2">10 rows in set (0.00 sec)</text:p>
      <text:p text:style-name="P2"/>
      <text:p text:style-name="P2"/>
      <text:p text:style-name="P2">d) Find names of sailors who have reserved a red boat and list in the order of</text:p>
      <text:p text:style-name="P2">their age.</text:p>
      <text:p text:style-name="P2"/>
      <text:p text:style-name="P2">mysql&gt; select sname,age from sailors where sid in (select sid from reserves,boats where reserves.bid=boats.bid and color='red')order by age;</text:p>
      <text:p text:style-name="P2">+---------+------+</text:p>
      <text:p text:style-name="P2">| sname <text:s text:c="2"/>| age <text:s/>|</text:p>
      <text:p text:style-name="P2">+---------+------+</text:p>
      <text:p text:style-name="P2">| Horatio | <text:s text:c="2"/>35 |</text:p>
      <text:p text:style-name="P2">| Dustin <text:s/>| <text:s text:c="2"/>45 |</text:p>
      <text:p text:style-name="P2">| Lubber <text:s/>| <text:s text:c="2"/>55 |</text:p>
      <text:p text:style-name="P2">+---------+------+</text:p>
      <text:p text:style-name="P2">3 rows in set (0.00 sec)</text:p>
      <text:p text:style-name="P2"/>
      <text:p text:style-name="P2"/>
      <text:p text:style-name="P2">e) Display boat names and the names of sailors who have sailed on them:</text:p>
      <text:p text:style-name="P2"/>
      <text:p text:style-name="P2"/>
      <text:p text:style-name="P2">mysql&gt; select b.bname,sname from boats b inner join reserves r on b.bid=r.bid inne</text:p>
      <text:p text:style-name="P2">+-----------+---------+</text:p>
      <text:p text:style-name="P2">| bname <text:s text:c="4"/>| sname <text:s text:c="2"/>|</text:p>
      <text:p text:style-name="P2">+-----------+---------+</text:p>
      <text:p text:style-name="P2">| Interlake | Dustin <text:s/>|</text:p>
      <text:p text:style-name="P2">| Interlake | Horatio |</text:p>
      <text:p text:style-name="P2">| Interlake | Dustin <text:s/>|</text:p>
      <text:p text:style-name="P2">| Interlake | Lubber <text:s/>|</text:p>
      <text:p text:style-name="P2">| Interlake | Horatio |</text:p>
      <text:p text:style-name="P2">| Clipper <text:s text:c="2"/>| Dustin <text:s/>|</text:p>
      <text:p text:style-name="P2">| Clipper <text:s text:c="2"/>| Lubber <text:s/>|</text:p>
      <text:p text:style-name="P2"><text:soft-page-break/>| Clipper <text:s text:c="2"/>| Horatia |</text:p>
      <text:p text:style-name="P2">| Marine <text:s text:c="3"/>| Dustin <text:s/>|</text:p>
      <text:p text:style-name="P2">| Marine <text:s text:c="3"/>| Lubber <text:s/>|</text:p>
      <text:p text:style-name="P2">+-----------+---------+</text:p>
      <text:p text:style-name="P2">10 rows in set (0.00 sec)</text:p>
      <text:p text:style-name="P2"/>
      <text:p text:style-name="P2"/>
      <text:p text:style-name="P2"/>
      <text:p text:style-name="P2">f) Find the ids and names of sailors who have reserved two different boats on the</text:p>
      <text:p text:style-name="P2">same day.</text:p>
      <text:p text:style-name="P2"/>
      <text:p text:style-name="P2"/>
      <text:p text:style-name="P2">mysql&gt; select distinct s.sid,s.sname from sailors s,reserves r1,reserves r2 wher</text:p>
      <text:p text:style-name="P2">e s.sid=r1.sid and r1.day=r2.day and r1.bid&lt;&gt;r2.bid;</text:p>
      <text:p text:style-name="P2">+-----+---------+</text:p>
      <text:p text:style-name="P2">| sid | sname <text:s text:c="2"/>|</text:p>
      <text:p text:style-name="P2">+-----+---------+</text:p>
      <text:p text:style-name="P2">| <text:s/>22 | Dustin <text:s/>|</text:p>
      <text:p text:style-name="P2">| <text:s/>64 | Horatio |</text:p>
      <text:p text:style-name="P2">| <text:s/>74 | Horatia |</text:p>
      <text:p text:style-name="P2">+-----+---------+</text:p>
      <text:p text:style-name="P2">3 rows in set (0.00 sec)</text:p>
      <text:p text:style-name="P2"/>
      <text:p text:style-name="P2"/>
      <text:p text:style-name="P2">g) Find the ids of sailors who have reserved a red boat or a green boat.</text:p>
      <text:p text:style-name="P2"/>
      <text:p text:style-name="P2"/>
      <text:p text:style-name="P2">mysql&gt; select r.sid from boats b,reserves r where r.bid=b.bid and b.color='Red' union select r2.sid from boats b2,reserves r2 where r2.bid=b2.bid and b2.color='green';</text:p>
      <text:p text:style-name="P2">+------+</text:p>
      <text:p text:style-name="P2">| sid <text:s/>|</text:p>
      <text:p text:style-name="P2">+------+</text:p>
      <text:p text:style-name="P2">| <text:s text:c="2"/>22 |</text:p>
      <text:p text:style-name="P2">| <text:s text:c="2"/>31 |</text:p>
      <text:p text:style-name="P2">| <text:s text:c="2"/>64 |</text:p>
      <text:p text:style-name="P2">| <text:s text:c="2"/>74 |</text:p>
      <text:p text:style-name="P2">+------+</text:p>
      <text:p text:style-name="P2">4 rows in set (0.01 sec)</text:p>
      <text:p text:style-name="P2"/>
      <text:p text:style-name="P2"/>
      <text:p text:style-name="P2">h) Find the names of sailors who have reserved all boats.</text:p>
      <text:p text:style-name="P2"/>
      <text:p text:style-name="P2"/>
      <text:p text:style-name="P2">mysql&gt; select s.sname from sailors s where not exists(select b.bid from boats b</text:p>
      <text:p text:style-name="P2">where not exists(select r.bid from reserves r where r.bid=b.bid and r.sid=s.sid));</text:p>
      <text:p text:style-name="P2">+--------+</text:p>
      <text:p text:style-name="P2">| sname <text:s/>|</text:p>
      <text:p text:style-name="P2">+--------+</text:p>
      <text:p text:style-name="P2">| Dustin |</text:p>
      <text:p text:style-name="P2">+--------+</text:p>
      <text:p text:style-name="P2">1 row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0T10:20:52.879464863</meta:creation-date>
    <dc:date>2025-03-10T11:42:23.800061694</dc:date>
    <meta:editing-duration>PT10M4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08" meta:word-count="606" meta:character-count="3385" meta:non-whitespace-character-count="2824"/>
  </office:meta>
</office:document-meta>
</file>